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8pt" style:font-size-asian="18pt" style:font-size-complex="18pt"/>
    </style:style>
    <style:style style:name="P3" style:family="paragraph">
      <style:paragraph-properties fo:text-align="center"/>
      <style:text-properties fo:color="#800000" fo:font-size="18pt" style:font-size-asian="18pt" style:font-size-complex="18pt"/>
    </style:style>
    <style:style style:name="P4" style:family="paragraph"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1" draw:id="id1" draw:layer="layout" svg:width="1.321cm" svg:height="1.321cm" svg:x="7.179cm" svg:y="3.9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321cm" svg:height="1.321cm" svg:x="10.279cm" svg:y="3.2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321cm" svg:height="1.321cm" svg:x="13.5cm" svg:y="2.8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321cm" svg:height="1.321cm" svg:x="16.779cm" svg:y="3.7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321cm" svg:height="1.321cm" svg:x="16.779cm" svg:y="6.679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321cm" svg:height="1.321cm" svg:x="13.779cm" svg:y="7.77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1.321cm" svg:height="1.321cm" svg:x="11.8cm" svg:y="5.77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1.321cm" svg:height="1.321cm" svg:x="4.5cm" svg:y="4.37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8" draw:id="id8" draw:layer="layout" svg:width="0.4cm" svg:height="0.4cm" svg:x="2.7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curve" svg:x1="8.5cm" svg:y1="4.561cm" svg:x2="10.279cm" svg:y2="3.861cm" draw:start-shape="id1" draw:start-glue-point="10" draw:end-shape="id2" draw:end-glue-point="6" svg:d="M8500 4561c1333 0 444-700 1779-700" svg:viewBox="0 0 1780 701">
            <text:p/>
          </draw:connector>
          <draw:connector draw:style-name="gr3" draw:text-style-name="P3" draw:layer="layout" draw:type="curve" svg:x1="11.6cm" svg:y1="3.861cm" svg:x2="13.5cm" svg:y2="3.461cm" draw:start-shape="id2" draw:start-glue-point="10" draw:end-shape="id3" draw:end-glue-point="6" svg:d="M11600 3861c1425 0 475-400 1900-400" svg:viewBox="0 0 1901 401">
            <text:p/>
          </draw:connector>
          <draw:connector draw:style-name="gr3" draw:text-style-name="P3" draw:layer="layout" draw:type="curve" svg:x1="14.821cm" svg:y1="3.461cm" svg:x2="17.44cm" svg:y2="3.7cm" draw:start-shape="id3" draw:start-glue-point="10" draw:end-shape="id4" draw:end-glue-point="4" svg:d="M14821 3461c1468 0 1223-132 1511-260s1108-254 1108 499" svg:viewBox="0 0 2620 597">
            <text:p/>
          </draw:connector>
          <draw:connector draw:style-name="gr3" draw:text-style-name="P3" draw:layer="layout" draw:type="curve" svg:x1="16.779cm" svg:y1="7.34cm" svg:x2="15.1cm" svg:y2="8.44cm" draw:start-shape="id5" draw:start-glue-point="6" draw:end-shape="id6" draw:end-glue-point="10" svg:d="M16779 7340c-1260 0-421 1100-1679 1100" svg:viewBox="0 0 1680 1101">
            <text:p/>
          </draw:connector>
          <draw:connector draw:style-name="gr3" draw:text-style-name="P3" draw:layer="layout" draw:type="curve" svg:x1="17.44cm" svg:y1="5.021cm" svg:x2="17.907cm" svg:y2="6.872cm" draw:start-shape="id4" draw:start-glue-point="8" draw:end-shape="id5" draw:end-glue-point="11" svg:d="M17440 5021c0 1243 467 318 467 1851" svg:viewBox="0 0 468 1852">
            <text:p/>
          </draw:connector>
          <draw:connector draw:style-name="gr3" draw:text-style-name="P3" draw:layer="layout" draw:type="curve" svg:x1="13.779cm" svg:y1="8.44cm" svg:x2="12.461cm" svg:y2="7.1cm" draw:start-shape="id6" draw:start-glue-point="6" draw:end-shape="id7" draw:end-glue-point="8" svg:d="M13779 8440c-879 0-1318-446-1318-1340" svg:viewBox="0 0 1319 1341">
            <text:p/>
          </draw:connector>
          <draw:connector draw:style-name="gr3" draw:text-style-name="P3" draw:layer="layout" draw:type="curve" svg:x1="12.461cm" svg:y1="5.779cm" svg:x2="14.161cm" svg:y2="4.121cm" draw:start-shape="id7" draw:start-glue-point="4" draw:end-shape="id3" draw:end-glue-point="8" svg:d="M12461 5779c0-1243 1700-415 1700-1658" svg:viewBox="0 0 1701 1659">
            <text:p/>
          </draw:connector>
          <draw:frame draw:style-name="gr4" draw:text-style-name="P4" draw:layer="layout" svg:width="1.878cm" svg:height="0.962cm" svg:x="2cm" svg:y="3.3cm">
            <draw:text-box>
              <text:p><text:span text:style-name="T1">POR</text:span></text:p>
            </draw:text-box>
          </draw:frame>
          <draw:connector draw:style-name="gr3" draw:text-style-name="P1" draw:layer="layout" draw:type="curve" svg:x1="3.1cm" svg:y1="4.4cm" svg:x2="4.5cm" svg:y2="5.04cm" draw:start-shape="id8" draw:start-glue-point="10" draw:end-shape="id9" draw:end-glue-point="6" svg:d="M3100 4400c1050 0 350 640 1400 640" svg:viewBox="0 0 1401 641">
            <text:p/>
          </draw:connector>
          <draw:connector draw:style-name="gr3" draw:text-style-name="P1" draw:layer="layout" draw:type="curve" svg:x1="5.821cm" svg:y1="5.04cm" svg:x2="7.179cm" svg:y2="4.561cm" draw:start-shape="id9" draw:start-glue-point="10" draw:end-shape="id1" draw:end-glue-point="6" svg:d="M5821 5040c1018 0 340-479 1358-479" svg:viewBox="0 0 1359 48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00:36:00.397225821</meta:creation-date>
    <dc:date>2016-02-10T00:44:03.228780107</dc:date>
    <meta:editing-duration>PT7M24S</meta:editing-duration>
    <meta:editing-cycles>3</meta:editing-cycles>
    <meta:generator>LibreOffice/4.2.8.2$Linux_x86 LibreOffice_project/420m0$Build-2</meta:generator>
    <meta:document-statistic meta:object-count="20"/>
  </office:meta>
</office:document-meta>
</file>